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;[.K107];[.J137];[.J138])" office:value-type="float" office:value="235700">
            <text:p>235700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;[.G136])" office:value-type="float" office:value="230500">
            <text:p>2305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5200">
            <text:p>52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11900">
            <text:p>11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H66];[.H99];[.H131])" office:value-type="float" office:value="6072.97610944865">
            <text:p>6072.9761094487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formula="of:=SUM([.L2:.L34])" office:value-type="float" office:value="154000">
            <text:p>154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627.82608695652">
            <text:p>1627.826086956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39.130434782609">
            <text:p>439.130434782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8430.4347826087">
            <text:p>48430.4347826087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7/06/2016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/>
          <table:table-cell table:style-name="ce2" table:formula="of:=SUM([.B136:.F136])" office:value-type="float" office:value="45900">
            <text:p>45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65];[.C165];[.D165];[.F165])" office:value-type="float" office:value="1360.86956521739">
            <text:p>1360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2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1922.40802675585">
            <text:p>1922.4080267559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65:.F165])" office:value-type="float" office:value="1922.40802675585">
            <text:p>1922.4080267559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65];[.C165];[.D165];[.F165])" office:value-type="float" office:value="1360.86956521739">
            <text:p>1360.8695652174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Tamara</text:p>
          </table:table-cell>
          <table:table-cell table:number-columns-repeated="5"/>
          <table:table-cell table:formula="of:=SUM([.B165:.E165])" office:value-type="float" office:value="1922.40802675585">
            <text:p>1922.4080267559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165:.F165])" office:value-type="float" office:value="1922.40802675585">
            <text:p>1922.408026755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65:.F165])" office:value-type="float" office:value="1922.40802675585">
            <text:p>1922.408026755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ovses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65:.F165])" office:value-type="float" office:value="1922.40802675585">
            <text:p>1922.408026755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B165:.F165])" office:value-type="float" office:value="1922.40802675585">
            <text:p>1922.408026755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:.F165])" office:value-type="float" office:value="1361.53846153846">
            <text:p>1361.5384615385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65:.E165])" office:value-type="float" office:value="1922.40802675585">
            <text:p>1922.408026755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6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office:value-type="string">
            <text:p>-Armenuhi</text:p>
          </table:table-cell>
          <table:table-cell/>
          <table:table-cell table:formula="of:=SUM([.B165:.F165])" office:value-type="float" office:value="1922.40802675585">
            <text:p>1922.408026755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table:number-columns-repeated="4"/>
          <table:table-cell table:formula="of:=SUM([.B165:.F165])" office:value-type="float" office:value="1922.40802675585">
            <text:p>1922.408026755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65:.F165])" office:value-type="float" office:value="1922.40802675585">
            <text:p>1922.408026755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922.40802675585">
            <text:p>1922.408026755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;[.F165])" office:value-type="float" office:value="1526.75585284281">
            <text:p>1526.7558528428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)" office:value-type="float" office:value="560.869565217391">
            <text:p>560.869565217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65])" office:value-type="float" office:value="395.652173913043">
            <text:p>395.65217391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922.40802675585">
            <text:p>1922.408026755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65:.F165])" office:value-type="float" office:value="1361.53846153846">
            <text:p>1361.538461538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922.40802675585">
            <text:p>1922.408026755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D165];[.E165];[.F165])" office:value-type="float" office:value="1518.0602006689">
            <text:p>1518.060200668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922.40802675585">
            <text:p>1922.408026755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)" office:value-type="float" office:value="1526.75585284281">
            <text:p>1526.755852842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922.40802675585">
            <text:p>1922.408026755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922.40802675585">
            <text:p>1922.408026755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65])" office:value-type="float" office:value="561.538461538462">
            <text:p>561.5384615385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/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6" office:value-type="float" office:value="561.538461538462">
            <text:p>561.5384615385</text:p>
          </table:table-cell>
          <table:table-cell table:style-name="ce3" table:formula="of:=[.F136]/23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37:.H165])" office:value-type="float" office:value="44215.3846153846">
            <text:p>44215.3846153846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6/30/2016</text:date>, <text:time>11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30T11:10:49</dc:date>
    <meta:editing-duration>P8DT8H48M45S</meta:editing-duration>
    <meta:editing-cycles>2722</meta:editing-cycles>
    <meta:generator>OpenOffice/4.1.2$Unix OpenOffice.org_project/412m3$Build-9782</meta:generator>
    <meta:document-statistic meta:table-count="15" meta:cell-count="6799" meta:object-count="0"/>
  </office:meta>
</office:document-meta>
</file>